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C3C2EBE14183F3F8.jpg" manifest:media-type="image/jpeg"/>
  <manifest:file-entry manifest:full-path="Pictures/100000000000014900000048C71C563CDD600090.jpg" manifest:media-type="image/jpeg"/>
  <manifest:file-entry manifest:full-path="Pictures/1000000100000200000002003BAAD9275884190C.png" manifest:media-type="image/png"/>
  <manifest:file-entry manifest:full-path="Pictures/10000000000001EA000000F6DB1F292549FC88D5.jpg" manifest:media-type="image/jpeg"/>
  <manifest:file-entry manifest:full-path="Pictures/1000000100000981000001E007072319B867E4B4.gif" manifest:media-type="image/gif"/>
  <manifest:file-entry manifest:full-path="Pictures/100000000000024F000001D8F9D47B73BC55D75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14.415cm" fo:margin-top="0cm" fo:margin-bottom="0cm" table:align="center"/>
    </style:style>
    <style:style style:name="Table1.A" style:family="table-column">
      <style:table-column-properties style:column-width="8.394cm"/>
    </style:style>
    <style:style style:name="Table1.B" style:family="table-column">
      <style:table-column-properties style:column-width="6.02cm"/>
    </style:style>
    <style:style style:name="Table1.1" style:family="table-row">
      <style:table-row-properties style:min-row-height="3.254cm"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font-variant="small-caps" fo:color="#2c4d72" loext:opacity="100%"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3" style:family="paragraph" style:parent-style-name="Standard">
      <style:paragraph-properties fo:margin-top="0.423cm" fo:margin-bottom="0cm" style:contextual-spacing="false" fo:line-height="100%" fo:text-align="center" style:justify-single-word="false" fo:padding="0cm" fo:border-left="none" fo:border-right="none" fo:border-top="0.74pt solid #000000" fo:border-bottom="non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4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5" style:family="paragraph" style:parent-style-name="Standard">
      <style:paragraph-properties fo:margin-left="8.502cm" fo:margin-right="0cm" fo:margin-top="0.423cm" fo:margin-bottom="0cm" style:contextual-spacing="false" fo:line-height="100%" fo:text-align="center" style:justify-single-word="false" fo:text-indent="0cm" style:auto-text-indent="false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8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  <style:text-properties fo:font-variant="normal" fo:text-transform="none" fo:color="#345180" loext:opacity="100%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P8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9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1"/>
      <style:text-properties style:font-name="Arial" fo:font-size="16pt" style:text-underline-style="solid" style:text-underline-width="auto" style:text-underline-color="font-color" fo:font-weight="bold" style:font-name-asian="Arial1" style:font-size-asian="16pt" style:font-weight-asian="bold" style:font-name-complex="Arial1" style:font-size-complex="16pt"/>
    </style:style>
    <style:style style:name="P10" style:family="paragraph" style:parent-style-name="Standard">
      <style:paragraph-properties fo:margin-left="8.502cm" fo:margin-right="0cm" fo:margin-top="0.423cm" fo:margin-bottom="0cm" style:contextual-spacing="false" fo:line-height="100%" fo:text-align="center" style:justify-single-word="false" fo:text-indent="0cm" style:auto-text-indent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2" style:family="paragraph" style:parent-style-name="Standard">
      <style:paragraph-properties fo:margin-left="8.502cm" fo:margin-right="0cm" fo:margin-top="0.423cm" fo:margin-bottom="0cm" style:contextual-spacing="false" fo:line-height="100%" fo:text-align="center" style:justify-single-word="false" fo:text-indent="0cm" style:auto-text-indent="false"/>
      <style:text-properties style:font-name="Arial" fo:font-size="16pt" fo:font-weight="bold" officeooo:rsid="001fc68d" officeooo:paragraph-rsid="001fc68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Arial" fo:font-size="20pt" fo:font-weight="bold" officeooo:rsid="001fc68d" officeooo:paragraph-rsid="001fc68d" style:font-name-asian="Arial1" style:font-size-asian="20pt" style:font-weight-asian="bold" style:font-name-complex="Arial1" style:font-size-complex="20pt"/>
    </style:style>
    <style:style style:name="P1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left="0cm" fo:margin-right="0cm" fo:margin-top="0.423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fo:font-weight="bold" officeooo:paragraph-rsid="001e7f26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T1" style:family="text">
      <style:text-properties officeooo:rsid="001e7f26"/>
    </style:style>
    <style:style style:name="T2" style:family="text">
      <style:text-properties officeooo:rsid="001fc68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ICLO FORMATIVO <text:span text:style-name="T2">DAW</text:span></text:p>
      <text:p text:style-name="P2"/>
      <text:p text:style-name="P11">Módulo de Proyecto</text:p>
      <text:p text:style-name="P13">ALOJAMIENTOS BORJA</text:p>
      <text:p text:style-name="P4"/>
      <text:p text:style-name="P10">AUTOR/A:</text:p>
      <text:p text:style-name="P12">BORJA VALLS GARCÍA</text:p>
      <text:p text:style-name="P5"/>
      <text:p text:style-name="P10">TUTOR/A:</text:p>
      <text:p text:style-name="P12">EMILIANO TORRES MARTÍNEZ</text:p>
      <text:p text:style-name="P2"/>
      <text:p text:style-name="P3"/>
      <text:p text:style-name="P14">TRIBUNAL:</text:p>
      <text:p text:style-name="P14"/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/>
            <text:p text:style-name="P18">PRESIDENTE:</text:p>
          </table:table-cell>
          <table:table-cell table:style-name="Table1.A1" office:value-type="string">
            <text:p text:style-name="P16"><text:span text:style-name="T1">CALIFICACIÓN</text:span>: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</office:font-face-decls>
  <office:styles>
    <draw:gradient draw:name="Gradient_20_1" draw:display-name="Gradient 1" draw:style="linear" draw:start-color="#dde8cb" draw:end-color="#ffd7d7" draw:start-intensity="100%" draw:end-intensity="100%" draw:angle="0deg" draw:border="0%"/>
    <draw:fill-image draw:name="Bathroom_20_Tiles" draw:display-name="Bathroom Tiles" xlink:href="Pictures/100000000000020000000200C3C2EBE14183F3F8.jpg" xlink:type="simple" xlink:show="embed" xlink:actuate="onLoad"/>
    <draw:fill-image draw:name="fondo" xlink:href="Pictures/1000000100000200000002003BAAD9275884190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keep-together="always" fo:text-indent="-0.762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212cm" style:contextual-spacing="false" fo:line-height="100%" fo:text-indent="-1.016cm" style:auto-text-indent="false" fo:keep-with-next="always"/>
      <style:text-properties style:font-name="Liberation Sans1" fo:font-family="'Liberation Sans'" style:font-family-generic="roman" style:font-pitch="variable" fo:font-size="14pt" fo:font-style="italic" fo:font-weight="bold" style:font-name-asian="Liberation Sans2" style:font-family-asian="'Liberation Sans'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212cm" style:contextual-spacing="false" fo:line-height="100%" fo:text-indent="-1.27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font-variant="small-caps" fo:color="#2c4d72" loext:opacity="100%"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8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  <style:text-properties fo:font-variant="normal" fo:text-transform="none" fo:color="#345180" loext:opacity="100%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1cm" fo:margin-left="3.5cm" fo:margin-right="2cm" fo:background-color="transparent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gradient-name="Gradient_20_1" draw:gradient-step-count="0" draw:fill-image-name="fondo" draw:fill-image-width="1cm" draw:fill-image-height="1cm" style:repeat="no-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cm" fo:margin-left="0cm" fo:margin-right="0cm" fo:margin-bottom="2.499cm" fo:background-color="transparent" style:dynamic-spacing="true" draw:fill="none"/>
      </style:header-style>
      <style:footer-style>
        <style:header-footer-properties fo:min-height="2.6cm" fo:margin-left="0cm" fo:margin-right="0cm" fo:margin-top="2.499cm" fo:background-color="transparent" style:dynamic-spacing="true" draw:fill="none"/>
      </style:footer-style>
    </style:page-layout>
    <style:style style:name="Mdp1" style:family="drawing-page">
      <style:drawing-page-properties draw:fill="none" draw:background-size="full" draw:fill-gradient-name="Gradient_20_1" draw:gradient-step-count="0" draw:fill-image-name="fondo" draw:fill-image-width="1cm" draw:fill-image-height="1cm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char" svg:x="3.958cm" svg:y="-0.268cm" svg:width="6.57cm" svg:height="1.52cm" draw:z-index="1"><draw:image xlink:href="Pictures/100000000000014900000048C71C563CDD600090.jpg" xlink:type="simple" xlink:show="embed" xlink:actuate="onLoad" draw:mime-type="image/jpeg"/></draw:frame><draw:frame draw:style-name="Mfr2" draw:name="image2.gif" text:anchor-type="char" svg:x="-2.708cm" svg:y="-0.284cm" svg:width="6.376cm" svg:height="1.616cm" draw:z-index="3"><draw:image xlink:href="Pictures/1000000100000981000001E007072319B867E4B4.gif" xlink:type="simple" xlink:show="embed" xlink:actuate="onLoad" draw:mime-type="image/gif"/></draw:frame><draw:frame draw:style-name="Mfr3" draw:name="image4.jpg" text:anchor-type="char" svg:x="10.89cm" svg:y="-0.362cm" svg:width="2.417cm" svg:height="1.614cm" draw:z-index="2"><draw:image xlink:href="Pictures/100000000000024F000001D8F9D47B73BC55D758.jpg" xlink:type="simple" xlink:show="embed" xlink:actuate="onLoad" draw:mime-type="image/jpeg"/></draw:frame><draw:frame draw:style-name="Mfr4" draw:name="image3.jpg" text:anchor-type="char" svg:x="13.982cm" svg:y="-0.263cm" svg:width="2.725cm" svg:height="1.362cm" draw:z-index="0"><draw:image xlink:href="Pictures/10000000000001EA000000F6DB1F292549FC88D5.jpg" xlink:type="simple" xlink:show="embed" xlink:actuate="onLoad" draw:mime-type="image/jpeg"/></draw:frame></text:p>
        <text:p text:style-name="MP1"/>
        <text:p text:style-name="MP1"/>
        <text:p text:style-name="MP1"/>
      </style:header>
      <style:footer>
        <text:p text:style-name="MP2">Av. Germans Maristes, 25 <text:s text:c="2"/>- <text:s text:c="2"/>46013 València<text:tab/>www.iesfuentesanluis.org</text:p>
        <text:p text:style-name="MP2">Telf. 96 120 60 65 <text:s/>Fax: 96 120 60 66<text:tab/><text:a xlink:type="simple" xlink:href="mailto:46014224@edu.gva.es" text:style-name="Internet_20_link" text:visited-style-name="Visited_20_Internet_20_Link">46014224@edu.gva.es</text:a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5-26T19:58:05.319000000</dc:date>
    <meta:editing-duration>PT28M8S</meta:editing-duration>
    <meta:editing-cycles>6</meta:editing-cycles>
    <meta:document-statistic meta:table-count="1" meta:image-count="4" meta:object-count="0" meta:page-count="1" meta:paragraph-count="12" meta:word-count="38" meta:character-count="275" meta:non-whitespace-character-count="242"/>
  </office:meta>
</office:document-meta>
</file>